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moveTo(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CLRenderer.renderWord( WordArea 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CLRenderer.renderSpace( SpaceArea 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CLRenderer.clo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getGraphic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transformedPoint( int x , int 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CLRenderer.changePrintDirectio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CLRenderer.clip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CLRenderer.getGraphics2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getResol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CLRenderer.paint( Graphics2D g2d , Rectangle2D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2">
            <text:p text:style-name="Table_20_Contents">11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CLRenderer.fillRect( float x , float y , float width , floa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CLRenderer.updateFillColor( java . awt .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cli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CLRenderer.stopRende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Renderer.renderInlineAreaBackAndBorders( InlineArea 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CLRenderer.startVParea( CTM ctm , Rectangle2D clipping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CLRenderer.setFont( String name , float size , String tex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PCLRenderer.setupFontInfo( FontInfo in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CLRenderer.drawImage( String uri , Rectangle2D pos , Map foreign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CLRenderer.createRendererContext( int x , int y , int width , int height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Renderer.PC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CLRenderer.setPJLDisabled( boolean dis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renderReferenceArea( Block blo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CLRenderer.renderForeignObject( ForeignObject fo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Renderer.handleIOTrouble( IOException io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CLRenderer.endVP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Renderer.getIm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renderFlow( NormalFlow fl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CLRenderer.handleRegionTraits( RegionViewport 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CLRenderer.transformedPoint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renderText( final TextArea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CLRenderer.restoreStateStackAfterBreakOut( List breakOut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Renderer.restor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drawQualityBorders( Rectangle2D . Float borderRect , final BorderProps bpsBefore , final BorderProps bpsAfter , final BorderProps bpsStart , final BorderProps bpsEnd )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1">
            <text:p text:style-name="Table_20_Contents">201</text:p>
          </table:table-cell>
        </table:table-row>
        <table:table-row>
          <table:table-cell office:value-type="string">
            <text:p text:style-name="Table_20_Contents">PCL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renderTextDecoration( Graphics2D g2d , FontMetrics fm , int fontsize , InlineArea inline , int baseline , int start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CLRenderer.sav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Renderer.startRenderer( OutputStream out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CLRenderer.selectPageFormat( long pagewidth , long pageheigh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CLRenderer.renderBlockViewport( BlockViewport bv , List childr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PCLRenderer.drawFastBorders( Rectangle2D . Float borderRect , final BorderProps bpsBefore , final BorderProps bpsAfter , final BorderProps bpsStart , final BorderProps bps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CLRenderer.renderPage( PageViewport 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CLRenderer.drawBackAndBorders( Area area , float startx , float starty , float width , float heigh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4">
            <text:p text:style-name="Table_20_Contents">4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PCLRenderer.renderLeader( Leader are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CLRenderer.concatenateTransformationMatrix( AffineTransform 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CLRenderer.renderViewport( Viewport view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CLRenderer.isPJL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setQualityBeforeSpeed( boolean qualityBeforeSp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setAllTextAsBitmaps( boolean allTextAsBitm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Renderer.breakOutOfState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CLRenderer.handleBlockTraits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CLRenderer.setCursorPos(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CLRenderer.lineTo(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CLRenderer.drawBorders( Rectangle2D . Float borderRect , final BorderProps bpsBefore , final BorderProps bpsAfter , final BorderProps bpsStart , final BorderProps bpsE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